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fo:background-color="#fff200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paragraph-rsid="001d9f6e"/>
    </style:style>
    <style:style style:name="P6" style:family="paragraph" style:parent-style-name="Text_20_body">
      <style:text-properties officeooo:paragraph-rsid="001f150c"/>
    </style:style>
    <style:style style:name="P7" style:family="paragraph" style:parent-style-name="Text_20_body">
      <style:text-properties officeooo:paragraph-rsid="001fdca9"/>
    </style:style>
    <style:style style:name="P8" style:family="paragraph" style:parent-style-name="Text_20_body">
      <style:text-properties officeooo:rsid="00210eea" officeooo:paragraph-rsid="00210eea"/>
    </style:style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style:style style:name="P11" style:family="paragraph" style:parent-style-name="Text_20_body" style:list-style-name="L3">
      <style:paragraph-properties fo:margin-top="0in" fo:margin-bottom="0in" loext:contextual-spacing="false"/>
    </style:style>
    <style:style style:name="P12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d9f6e"/>
    </style:style>
    <style:style style:name="T3" style:family="text">
      <style:text-properties officeooo:rsid="001f150c"/>
    </style:style>
    <style:style style:name="T4" style:family="text">
      <style:text-properties officeooo:rsid="001fdca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Необходимо написать программу на С++, которая реализует работу с простой базой данных (сокращённо «БД»). Программа будет общаться с пользователем через стандартный ввод и вывод (потоки stdin и stdout).</text:p>
      <text:p text:style-name="Text_20_body">Будем хранить в нашей БД пары вида: дата, событие. Определим дату как строку вида <text:span text:style-name="Emphasis">Год-Месяц-День,</text:span> где <text:span text:style-name="Emphasis">Год</text:span>, <text:span text:style-name="Emphasis">Месяц</text:span> и <text:span text:style-name="Emphasis">День —</text:span> целые числа. </text:p>
      <text:p text:style-name="Text_20_body">Событие определим как строку из произвольных печатных символов без разделителей внутри (пробелов, табуляций и пр.). Событие не может быть пустой строкой. В одну и ту же дату может произойти много разных событий, БД должна суметь их все сохранить. Одинаковые события, произошедшие в один и тот же день, сохранять не нужно: достаточно сохранить только одно из них.</text:p>
      <text:p text:style-name="Text_20_body">Наша БД должна понимать определённые команды, чтобы с ней можно было взаимодействовать:</text:p>
      <text:p text:style-name="Text_20_body">Все команды, даты и события при вводе разделены пробелами. Команды считываются из стандартного ввода. В одной строке может быть ровно одна команда, но можно ввести несколько команд в несколько строк. На вход также могут поступать пустые строки — их следует игнорировать и продолжать обработку новых команд в последующих строках.</text:p>
      <text:h text:style-name="Heading_20_2" text:outline-level="2">Добавление события (Add <text:span text:style-name="Emphasis">Дата Событие</text:span>)</text:h>
      <text:p text:style-name="Text_20_body">При добавлении события БД должна его запомнить и затем показывать его при поиске (командой Find) или печати (командой Print). Если указанное событие для данной даты уже существует, повторное его добавление нужно игнорировать. В случае корректного ввода (см. раздел «Обработка ошибок ввода») программа ничего не должна выводить на экран.</text:p>
      <text:h text:style-name="Heading_20_2" text:outline-level="2">Удаление события (Del <text:span text:style-name="Emphasis">Дата Событие</text:span>)</text:h>
      <text:p text:style-name="Text_20_body">Команда должна удалить добавленное ранее событие с указанным именем в указанную дату, если оно существует. Если событие найдено и удалено, программа должна вывести строку «<text:span text:style-name="T1">Deleted successfully</text:span>» (без кавычек). Если событие в указанную дату не найдено, программа должна вывести строку «<text:span text:style-name="T1">Event not found</text:span>» (без кавычек).</text:p>
      <text:h text:style-name="Heading_20_2" text:outline-level="2">Удаление нескольких событий (Del <text:span text:style-name="Emphasis">Дата</text:span>)</text:h>
      <text:p text:style-name="Text_20_body">Команда удаляет все ранее добавленные события за указанную дату. Программа всегда должна выводить строку вида «<text:span text:style-name="T1">Deleted </text:span><text:span text:style-name="Emphasis"><text:span text:style-name="T1">N</text:span></text:span><text:span text:style-name="T1"> events</text:span>», где <text:span text:style-name="Emphasis">N</text:span> — это количество всех найденных и удалённых событий. <text:span text:style-name="Emphasis">N</text:span> может быть равно нулю, если в указанную дату не было ни одного события.</text:p>
      <text:h text:style-name="Heading_20_2" text:outline-level="2">Поиск событий (Find <text:span text:style-name="Emphasis">Дата</text:span>)</text:h>
      <text:p text:style-name="Text_20_body">Найти и распечатать ранее добавленные события в указанную дату. Программа должна вывести на печать только сами события, по одному на строке. <text:span text:style-name="T1">События должны быть отсортированы по возрастанию в порядке сравнения строк между собой</text:span> (тип string).</text:p>
      <text:h text:style-name="Heading_20_2" text:outline-level="2"><text:soft-page-break/>Печать всех событий (Print)</text:h>
      <text:p text:style-name="Text_20_body">С помощью этой команды можно показать полное содержимое нашей БД. Программа должна вывести на печать все пары <text:span text:style-name="Emphasis">Дата Событие</text:span> по одной на строке. <text:span text:style-name="T1">Все пары должны быть отсортированы по дате</text:span>, а <text:span text:style-name="T1">события в рамках одной даты должны быть отсортированы по возрастанию в порядке сравнения строк</text:span> между собой (тип string). Даты должны быть отформатированы специальным образом: <text:span text:style-name="Emphasis"><text:span text:style-name="T1">ГГГГ-ММ-ДД</text:span></text:span><text:span text:style-name="Emphasis">,</text:span> где <text:span text:style-name="Emphasis">Г</text:span>, <text:span text:style-name="Emphasis">М</text:span>, <text:span text:style-name="Emphasis">Д</text:span> — это цифры чисел года, месяца и дня соответственно. <text:span text:style-name="T1">Если какое-то число имеет меньше разрядов, то оно должно дополняться нулями, например, 0001-01-01</text:span> — первое января первого года. <text:span text:style-name="T1">Вам не понадобится выводить дату с отрицательным значением года.</text:span></text:p>
      <text:h text:style-name="Heading_20_2" text:outline-level="2">Обработка ошибок ввода</text:h>
      <text:p text:style-name="Text_20_body">Ввод в этой задаче не всегда корректен: некоторые ошибки ввода ваша программа должна корректно обрабатывать.</text:p>
      <text:h text:style-name="Heading_20_3" text:outline-level="3">Какие ошибки ввода <text:span text:style-name="Strong_20_Emphasis">нужно</text:span> обрабатывать</text:h>
      <text:p text:style-name="Text_20_body">Если пользователь ввёл неизвестную команду, то программа должна об этом сообщить, выведя строку «<text:span text:style-name="T1">Unknown command: </text:span><text:span text:style-name="Emphasis"><text:span text:style-name="T1">COMMAND</text:span></text:span>», где <text:span text:style-name="Emphasis">COMMAND</text:span> — это та команда, которую ввёл пользователь. Командой считается первое слово в строке (до пробела).</text:p>
      <text:p text:style-name="Text_20_body"><text:span text:style-name="T1">Если дата не соответствует формату </text:span><text:span text:style-name="Emphasis"><text:span text:style-name="T1">Год-Месяц-День</text:span></text:span><text:span text:style-name="T1">, где </text:span><text:span text:style-name="Emphasis"><text:span text:style-name="T1">Год, Месяц </text:span></text:span><text:span text:style-name="T1">и</text:span><text:span text:style-name="Emphasis"><text:span text:style-name="T1"> День </text:span></text:span><text:span text:style-name="T1">— произвольные целые числа, то программа должна напечатать «Wrong date format: </text:span><text:span text:style-name="Emphasis"><text:span text:style-name="T1">DATE</text:span></text:span><text:span text:style-name="T1">»</text:span>, где <text:span text:style-name="Emphasis">DATE</text:span> — это то, что пользователь ввёл вместо даты (до пробела). Обратите внимание, что ч<text:span text:style-name="T1">асти даты разделяются ровно одним дефисом</text:span>, а сама <text:span text:style-name="T1">дата не должна содержать лишних символов ни перед годом, ни после дня</text:span>. Части даты не могут быть пустыми, но могут быть нулевыми и даже отрицательными.</text:p>
      <text:p text:style-name="Text_20_body">Если формат даты верен, необходимо проверить валидность месяца и дня.</text:p>
      <text:list xml:id="list137944292" text:style-name="L1">
        <text:list-item>
          <text:p text:style-name="P9"><text:span text:style-name="T1">Если номер месяца не является числом от 1 до 12, выведите «Month value is invalid: </text:span><text:span text:style-name="Emphasis"><text:span text:style-name="T1">MONTH</text:span></text:span><text:span text:style-name="T1">»</text:span>, где <text:span text:style-name="Emphasis">MONTH —</text:span> это неверный номер месяца, например, 13 или -1.</text:p>
        </text:list-item>
        <text:list-item>
          <text:p text:style-name="P1">Если месяц корректен, а <text:span text:style-name="T1">день не лежит в диапазоне от 1 до 31, выведите «Day value is invalid: </text:span><text:span text:style-name="Emphasis"><text:span text:style-name="T1">DAY</text:span></text:span><text:span text:style-name="T1">»</text:span>, где <text:span text:style-name="Emphasis">DAY —</text:span> это неверный номер дня в месяце, например, 39 или 0.</text:p>
        </text:list-item>
      </text:list>
      <text:p text:style-name="Text_20_body">Обратите внимание, что:</text:p>
      <text:list xml:id="list3289119215" text:style-name="L2">
        <text:list-item>
          <text:p text:style-name="P10">Значение года проверять отдельно не нужно.</text:p>
        </text:list-item>
        <text:list-item>
          <text:p text:style-name="P10">Не нужно проверять календарную корректность даты: к<text:span text:style-name="T1">оличество дней в каждом месяце считается равным 31</text:span>, високосные года учитывать не нужно.</text:p>
        </text:list-item>
        <text:list-item>
          <text:p text:style-name="P2">Если неверны как месяц, так и день, то нужно вывести одно сообщение об ошибке в месяце.</text:p>
        </text:list-item>
      </text:list>
      <text:p text:style-name="Text_20_body">Примеры:</text:p>
      <text:list xml:id="list1908900026" text:style-name="L3">
        <text:list-item>
          <text:p text:style-name="P11">1-1-1 — корректная дата;</text:p>
        </text:list-item>
        <text:list-item>
          <text:p text:style-name="P11">-1-1-1 — корректная дата (год -1, месяц 1, день 1);</text:p>
        </text:list-item>
        <text:list-item>
          <text:p text:style-name="P11"><text:soft-page-break/>1--1-1 — дата в верном формате, но с некорректным месяцем -1;</text:p>
        </text:list-item>
        <text:list-item>
          <text:p text:style-name="P3">1---1-1 — дата в неверном формате: месяц не может начинаться с двух дефисов.</text:p>
        </text:list-item>
      </text:list>
      <text:p text:style-name="Text_20_body">После обработки любой из описанных ошибок ввода и печати сообщения программа должна завершать своё выполнение.</text:p>
      <text:h text:style-name="Heading_20_3" text:outline-level="3">Какие ошибки ввода<text:span text:style-name="Strong_20_Emphasis"> не нужно</text:span> обрабатывать</text:h>
      <text:p text:style-name="Text_20_body">Мы не ставим своей целью сломать вашу программу всеми возможными способами, поэтому, за исключением описанного в предыдущем пункте, вы можете полагаться на корректность ввода. В частности, мы гарантируем, что:</text:p>
      <text:list xml:id="list1466881339" text:style-name="L4">
        <text:list-item>
          <text:p text:style-name="P12">Каждая команда занимает целиком ровно одну строку, хотя во вводе могут быть и пустые строки (их нужно игнорировать).</text:p>
        </text:list-item>
        <text:list-item>
          <text:p text:style-name="P12">События всегда содержат указанное количество аргументов: после команды Add всегда следуют дата и событие, после команды Find всегда следует дата, после команды Del всегда следует дата и, возможно, событие, а команда Print не содержит дополнительной информации.</text:p>
        </text:list-item>
        <text:list-item>
          <text:p text:style-name="P12">Все команды, даты и события являются непустыми строками и не содержат пробелов и прочих пробельных символов. (В частности, наши тесты не содержат команды «Add 2018-02-12», потому что в ней после даты отсутствует название события.) С другой стороны, команда Del может не содержать события после даты: в этом случае нужно удалить все события за указанную дату (см. раздел «Удаление нескольких событий»).</text:p>
        </text:list-item>
        <text:list-item>
          <text:p text:style-name="P4">Несмотря на то, что дата с отрицательным значением года считается корректной, тесты устроены так, что её не понадобится выводить в команде Print.</text:p>
        </text:list-item>
      </text:list>
      <text:h text:style-name="Heading_20_2" text:outline-level="2">Примеры</text:h>
      <text:h text:style-name="Heading_20_3" text:outline-level="3">Корректный ввод</text:h>
      <text:p text:style-name="Text_20_body">Вывод:</text:p>
      <text:h text:style-name="Heading_20_3" text:outline-level="3">Неверный формат даты</text:h>
      <text:p text:style-name="Text_20_body">Вывод:</text:p>
      <text:h text:style-name="Heading_20_2" text:outline-level="2">Шаблон решения</text:h>
      <text:p text:style-name="Text_20_body">Программа должна быть интерактивной и ожидать ввод до тех пор, пока в поток не попадёт символ конца ввода (эта часть уже реализована в шаблоне решения, которое приложено к этому условию).</text:p>
      <text:p text:style-name="Text_20_body">Допишите в этот шаблон недостающие части решения и отправьте его на проверку:</text:p>
      <text:p text:style-name="Text_20_body"><text:a xlink:type="simple" xlink:href="https://d3c33hcgiwev3.cloudfront.net/_c9ebf0f7b7682fc14001b131523d6a6b_project_template.cpp?Expires=1540080000&amp;Signature=QAmlpfr2daHqeEB~x7LB7jBjHYqdbhsDP6ZCok0mfJ-bMKZGkvmejROnDExrZ7~StOkPj-mLcGZA0i8T1syHzEMVlZ1JLMlVU7k6XCX92uBLXRhg1BSBpHIszFCYBctlUUR1on52VN2acxEAGQTNOpeBteu-OJv0sTfJy67TpOY_&amp;Key-Pair-Id=APKAJLTNE6QMUY6HBC5A" office:target-frame-name="_blank" xlink:show="new" text:style-name="Internet_20_link" text:visited-style-name="Visited_20_Internet_20_Link">project_template.cpp</text:a></text:p>
      <text:h text:style-name="Heading_20_2" text:outline-level="2"><text:soft-page-break/>Примечания</text:h>
      <text:h text:style-name="Heading_20_3" text:outline-level="3">Преобразование числа к строке</text:h>
      <text:p text:style-name="Text_20_body">Чтобы, имея число<text:span text:style-name="Emphasis"> MONTH</text:span>, составить строку «Month value is invalid: <text:span text:style-name="Emphasis">MONTH</text:span>», можно использовать функцию to_string, преобразующую число к строке. Таким образом, составить необходимую строку можно следующим образом: </text:p>
      <text:h text:style-name="Heading_20_3" text:outline-level="3">Поиск в константном словаре</text:h>
      <text:p text:style-name="Text_20_body">При реализации данного шаблона вам может понадобится использовать поиск с помощью квадратных скобок для словаря, переданного в функцию по константной ссылке. Как было показано ранее, это сделать не удастся, так как обращение к несуществующему ключу с помощью квадратных скобок добавит его в словарь, что недопустимо для константного словаря.</text:p>
      <text:p text:style-name="Text_20_body">В этом случае вместо квадратных скобок используйте метод at: в случае отсутствия ключа он выбросит исключение и потому может быть использован для константного объекта.</text:p>
      <text:p text:style-name="Text_20_body">Например, вместо кода</text:p>
      <text:p text:style-name="Text_20_body">используйте код</text:p>
      <text:h text:style-name="Heading_20_3" text:outline-level="3">Непойманные исключения</text:h>
      <text:p text:style-name="Text_20_body">Так как для решения задачи требуется программа, работающая верно на большом количестве разных входных данных, то неизбежно в ней могут обнаружиться ошибки, про некоторые из которых мы не рассказали в нашем курсе лекций. Одной из таких ошибок может быть не пойманное исключение: ошибка заключается в том, что исключение, будучи выброшенным, не попадает ни под одно из выражений блоков catch вплоть до функции main. В этом случае программа тут же завершится аварийно, и в качестве ошибки в тесте вы увидите «Unknown signal 6».</text:p>
      <text:p text:style-name="Text_20_body"/>
      <text:p text:style-name="Text_20_body">Add 0-1-2 event1</text:p>
      <text:p text:style-name="Text_20_body">Add 1-2-3 event2</text:p>
      <text:p text:style-name="Text_20_body">Find 0-1-2</text:p>
      <text:p text:style-name="Text_20_body"/>
      <text:p text:style-name="Text_20_body">Del 0-1-2</text:p>
      <text:p text:style-name="Text_20_body">Print</text:p>
      <text:p text:style-name="Text_20_body">Del 1-2-3 event2</text:p>
      <text:p text:style-name="Text_20_body">Del 1-2-3 event2</text:p>
      <text:p text:style-name="Text_20_body"/>
      <text:p text:style-name="Text_20_body"><text:soft-page-break/>event1</text:p>
      <text:p text:style-name="Text_20_body">Deleted 1 events</text:p>
      <text:p text:style-name="Text_20_body">0001-02-03 event2</text:p>
      <text:p text:style-name="Text_20_body">Deleted successfully</text:p>
      <text:p text:style-name="Text_20_body">Event not found</text:p>
      <text:p text:style-name="Standard"/>
      <text:p text:style-name="Standard"/>
      <text:p text:style-name="P5">Add <text:span text:style-name="T3">1000</text:span>0-1-2 <text:span text:style-name="T2">a</text:span></text:p>
      <text:p text:style-name="P7">Add <text:span text:style-name="T3">1000</text:span>0-1-2 <text:span text:style-name="T2">a</text:span></text:p>
      <text:p text:style-name="P7">Add <text:span text:style-name="T3">1000</text:span>0-1-2 <text:span text:style-name="T4">c</text:span></text:p>
      <text:p text:style-name="P7">Add <text:span text:style-name="T3">1000</text:span>0-1-2 <text:span text:style-name="T4">aa</text:span></text:p>
      <text:p text:style-name="P6">Add <text:span text:style-name="T3">1000</text:span>-2-3 <text:span text:style-name="T2">b</text:span></text:p>
      <text:p text:style-name="P5">Find 0-1-2</text:p>
      <text:p text:style-name="P5"/>
      <text:p text:style-name="P5">Del 0-1-2</text:p>
      <text:p text:style-name="P5">Print</text:p>
      <text:p text:style-name="P5">Del 1-2-3 <text:span text:style-name="T2">b</text:span></text:p>
      <text:p text:style-name="P5">Del 1-2-3 <text:span text:style-name="T2">b</text:span></text:p>
      <text:p text:style-name="P5"/>
      <text:p text:style-name="P5">Add 0123-12-08 abc</text:p>
      <text:p text:style-name="P5">Add 0001-09-01 cba</text:p>
      <text:p text:style-name="P5">Add -10-01-31 tyu</text:p>
      <text:p text:style-name="P8">Print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0:41:21.032135856</meta:creation-date>
    <dc:date>2018-10-21T01:33:58.701676894</dc:date>
    <meta:editing-duration>PT2H45M6S</meta:editing-duration>
    <meta:editing-cycles>3</meta:editing-cycles>
    <meta:generator>LibreOffice/6.0.6.2$Linux_X86_64 LibreOffice_project/00$Build-2</meta:generator>
    <meta:document-statistic meta:table-count="0" meta:image-count="0" meta:object-count="0" meta:page-count="5" meta:paragraph-count="84" meta:word-count="1236" meta:character-count="8160" meta:non-whitespace-character-count="7007"/>
  </office:meta>
</office:document-meta>
</file>